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00000002D2CF6550BC87EF908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paragraph-rsid="01434db8"/>
    </style:style>
    <style:style style:name="P2" style:family="paragraph" style:parent-style-name="Header">
      <style:text-properties officeooo:paragraph-rsid="0156b45a"/>
    </style:style>
    <style:style style:name="P3" style:family="paragraph" style:parent-style-name="Heading_20_1">
      <style:text-properties fo:language="gl" fo:country="ES"/>
    </style:style>
    <style:style style:name="P4" style:family="paragraph" style:parent-style-name="Heading_20_1">
      <style:text-properties fo:language="gl" fo:country="ES" officeooo:rsid="0074880c" officeooo:paragraph-rsid="0074880c"/>
    </style:style>
    <style:style style:name="P5" style:family="paragraph" style:parent-style-name="Text_20_body">
      <style:text-properties fo:font-size="9pt" officeooo:rsid="00cdc37a" officeooo:paragraph-rsid="00cdc37a" style:font-size-asian="9pt" style:font-size-complex="9pt"/>
    </style:style>
    <style:style style:name="P6" style:family="paragraph" style:parent-style-name="Standard">
      <style:text-properties fo:font-size="9pt" fo:language="gl" fo:country="ES" officeooo:rsid="00153917" officeooo:paragraph-rsid="00153917" style:font-size-asian="9pt" style:font-size-complex="9pt"/>
    </style:style>
    <style:style style:name="P7" style:family="paragraph" style:parent-style-name="Standard">
      <style:paragraph-properties fo:break-before="column"/>
      <style:text-properties fo:font-size="9pt" fo:language="gl" fo:country="ES" officeooo:rsid="00153917" officeooo:paragraph-rsid="00153917" style:font-size-asian="9pt" style:font-size-complex="9pt"/>
    </style:style>
    <style:style style:name="P8" style:family="paragraph" style:parent-style-name="Standard">
      <style:paragraph-properties fo:margin-left="1.499cm" fo:margin-right="0cm" fo:text-align="start" style:justify-single-word="false" fo:text-indent="-1.499cm" style:auto-text-indent="false">
        <style:tab-stops/>
      </style:paragraph-properties>
      <style:text-properties fo:font-size="9pt" fo:language="gl" fo:country="ES" fo:font-style="normal" officeooo:rsid="00d5e77d" officeooo:paragraph-rsid="00d4ca5c" style:font-size-asian="9pt" style:font-style-asian="normal" style:font-size-complex="9pt" style:font-style-complex="normal"/>
    </style:style>
    <style:style style:name="P9" style:family="paragraph" style:parent-style-name="Standard">
      <style:paragraph-properties fo:margin-left="1.499cm" fo:margin-right="0cm" fo:text-align="start" style:justify-single-word="false" fo:text-indent="-1.499cm" style:auto-text-indent="false">
        <style:tab-stops/>
      </style:paragraph-properties>
      <style:text-properties fo:font-size="9pt" fo:language="gl" fo:country="ES" fo:font-style="normal" officeooo:rsid="00908cb0" officeooo:paragraph-rsid="008ef2c8" style:font-size-asian="9pt" style:font-style-asian="normal" style:font-size-complex="9pt" style:font-style-complex="normal"/>
    </style:style>
    <style:style style:name="P10" style:family="paragraph" style:parent-style-name="Standard">
      <style:paragraph-properties fo:margin-left="1.499cm" fo:margin-right="0cm" fo:text-align="start" style:justify-single-word="false" fo:text-indent="-1.499cm" style:auto-text-indent="false">
        <style:tab-stops/>
      </style:paragraph-properties>
      <style:text-properties fo:font-size="9pt" fo:language="gl" fo:country="ES" fo:font-style="normal" officeooo:rsid="00ee4f4e" officeooo:paragraph-rsid="00efa03c" style:font-size-asian="9pt" style:font-style-asian="normal" style:font-size-complex="9pt" style:font-style-complex="normal"/>
    </style:style>
    <style:style style:name="P11" style:family="paragraph" style:parent-style-name="Standard">
      <style:paragraph-properties fo:margin-left="1.499cm" fo:margin-right="0cm" fo:text-align="start" style:justify-single-word="false" fo:text-indent="-1.499cm" style:auto-text-indent="false">
        <style:tab-stops/>
      </style:paragraph-properties>
      <style:text-properties fo:font-size="9pt" fo:language="gl" fo:country="ES" fo:font-style="italic" officeooo:rsid="008cb1bd" officeooo:paragraph-rsid="0084aeb3" style:font-size-asian="9pt" style:font-style-asian="italic" style:font-size-complex="9pt" style:font-style-complex="italic"/>
    </style:style>
    <style:style style:name="P12" style:family="paragraph" style:parent-style-name="Standard">
      <style:paragraph-properties fo:margin-left="1.499cm" fo:margin-right="0cm" fo:text-align="start" style:justify-single-word="false" fo:text-indent="-1.499cm" style:auto-text-indent="false">
        <style:tab-stops/>
      </style:paragraph-properties>
      <style:text-properties fo:font-size="9pt" fo:language="gl" fo:country="ES" officeooo:rsid="007e27af" officeooo:paragraph-rsid="0084aeb3" style:font-size-asian="9pt" style:font-size-complex="9pt"/>
    </style:style>
    <style:style style:name="P13" style:family="paragraph" style:parent-style-name="Standard">
      <style:paragraph-properties fo:margin-left="1.499cm" fo:margin-right="0cm" fo:text-align="start" style:justify-single-word="false" fo:text-indent="-1.499cm" style:auto-text-indent="false">
        <style:tab-stops/>
      </style:paragraph-properties>
      <style:text-properties fo:font-size="9pt" fo:language="gl" fo:country="ES" officeooo:rsid="007e27af" officeooo:paragraph-rsid="007e27af" style:font-size-asian="9pt" style:font-size-complex="9pt"/>
    </style:style>
    <style:style style:name="P14" style:family="paragraph" style:parent-style-name="Standard">
      <style:paragraph-properties fo:margin-left="1.499cm" fo:margin-right="0cm" fo:text-align="start" style:justify-single-word="false" fo:text-indent="-1.499cm" style:auto-text-indent="false">
        <style:tab-stops/>
      </style:paragraph-properties>
      <style:text-properties fo:font-size="9pt" fo:language="gl" fo:country="ES" officeooo:rsid="008835e3" officeooo:paragraph-rsid="008835e3" style:font-size-asian="9pt" style:font-size-complex="9pt"/>
    </style:style>
    <style:style style:name="P15" style:family="paragraph" style:parent-style-name="Standard">
      <style:paragraph-properties fo:margin-left="1.499cm" fo:margin-right="0cm" fo:text-align="start" style:justify-single-word="false" fo:text-indent="-1.499cm" style:auto-text-indent="false">
        <style:tab-stops/>
      </style:paragraph-properties>
      <style:text-properties fo:font-size="9pt" officeooo:rsid="007e27af" officeooo:paragraph-rsid="00d4ca5c" style:font-size-asian="9pt" style:font-size-complex="9pt"/>
    </style:style>
    <style:style style:name="P16" style:family="paragraph" style:parent-style-name="Standard">
      <style:paragraph-properties fo:margin-left="1.499cm" fo:margin-right="0cm" fo:text-align="start" style:justify-single-word="false" fo:text-indent="-1.499cm" style:auto-text-indent="false">
        <style:tab-stops/>
      </style:paragraph-properties>
      <style:text-properties fo:font-size="9pt" officeooo:rsid="007e27af" officeooo:paragraph-rsid="00efa03c" style:font-size-asian="9pt" style:font-size-complex="9pt"/>
    </style:style>
    <style:style style:name="P17" style:family="paragraph" style:parent-style-name="Standard">
      <style:paragraph-properties fo:margin-left="1.499cm" fo:margin-right="0cm" fo:text-align="start" style:justify-single-word="false" fo:text-indent="-1.499cm" style:auto-text-indent="false">
        <style:tab-stops/>
      </style:paragraph-properties>
      <style:text-properties fo:font-size="9pt" officeooo:rsid="007e27af" officeooo:paragraph-rsid="00fcacf5" style:font-size-asian="9pt" style:font-size-complex="9pt"/>
    </style:style>
    <style:style style:name="P18" style:family="paragraph" style:parent-style-name="Standard">
      <style:paragraph-properties fo:margin-left="1.499cm" fo:margin-right="0cm" fo:text-align="start" style:justify-single-word="false" fo:text-indent="-1.499cm" style:auto-text-indent="false">
        <style:tab-stops/>
      </style:paragraph-properties>
      <style:text-properties fo:language="gl" fo:country="ES" officeooo:rsid="007e27af" officeooo:paragraph-rsid="008ef2c8"/>
    </style:style>
    <style:style style:name="P19" style:family="paragraph" style:parent-style-name="Text_20_body">
      <style:paragraph-properties fo:margin-left="1.499cm" fo:margin-right="0cm" fo:text-indent="-1.499cm" style:auto-text-indent="false" fo:padding="0.074cm" fo:border-left="none" fo:border-right="none" fo:border-top="none" fo:border-bottom="0.06pt solid #000000" style:shadow="none" style:join-border="false">
        <style:tab-stops/>
      </style:paragraph-properties>
      <style:text-properties fo:font-size="9pt" fo:language="gl" fo:country="ES" fo:font-style="normal" officeooo:rsid="00a1d409" officeooo:paragraph-rsid="00a1d409" style:font-size-asian="9pt" style:font-style-asian="normal" style:font-size-complex="9pt" style:font-style-complex="normal"/>
    </style:style>
    <style:style style:name="P20" style:family="paragraph" style:parent-style-name="Text_20_body">
      <style:paragraph-properties fo:margin-left="1.499cm" fo:margin-right="0cm" fo:text-indent="-1.499cm" style:auto-text-indent="false" fo:padding="0.074cm" fo:border-left="none" fo:border-right="none" fo:border-top="none" fo:border-bottom="0.06pt solid #000000" style:shadow="none" style:join-border="false">
        <style:tab-stops/>
      </style:paragraph-properties>
      <style:text-properties fo:font-size="9pt" fo:language="gl" fo:country="ES" fo:font-style="normal" officeooo:rsid="00a1d409" officeooo:paragraph-rsid="00a43b99" style:font-size-asian="9pt" style:font-style-asian="normal" style:font-size-complex="9pt" style:font-style-complex="normal"/>
    </style:style>
    <style:style style:name="P21" style:family="paragraph" style:parent-style-name="Standard">
      <style:paragraph-properties fo:margin-left="1.499cm" fo:margin-right="0cm" fo:text-align="start" style:justify-single-word="false" fo:text-indent="-1.499cm" style:auto-text-indent="false" fo:padding="0.074cm" fo:border-left="none" fo:border-right="none" fo:border-top="none" fo:border-bottom="0.06pt solid #000000" style:join-border="false">
        <style:tab-stops/>
      </style:paragraph-properties>
      <style:text-properties fo:font-size="9pt" officeooo:rsid="00fcacf5" officeooo:paragraph-rsid="00fcacf5" style:font-size-asian="9pt" style:font-size-complex="9pt"/>
    </style:style>
    <style:style style:name="P22" style:family="paragraph" style:parent-style-name="Text_20_body">
      <style:paragraph-properties fo:margin-left="1.499cm" fo:margin-right="0cm" fo:text-indent="-1.499cm" style:auto-text-indent="false" fo:padding="0cm" fo:border="none" style:shadow="none" style:join-border="false">
        <style:tab-stops/>
      </style:paragraph-properties>
      <style:text-properties fo:font-size="9pt" fo:language="gl" fo:country="ES" fo:font-style="normal" officeooo:rsid="00a374b1" officeooo:paragraph-rsid="00a374b1" style:font-size-asian="9pt" style:font-style-asian="normal" style:font-size-complex="9pt" style:font-style-complex="normal"/>
    </style:style>
    <style:style style:name="P23" style:family="paragraph" style:parent-style-name="Text_20_body">
      <style:paragraph-properties fo:margin-left="1.499cm" fo:margin-right="0cm" fo:text-indent="-1.499cm" style:auto-text-indent="false">
        <style:tab-stops/>
      </style:paragraph-properties>
      <style:text-properties fo:font-size="9pt" officeooo:rsid="00a1d409" officeooo:paragraph-rsid="00a1d409" style:font-size-asian="9pt" style:font-size-complex="9pt"/>
    </style:style>
    <style:style style:name="P24" style:family="paragraph" style:parent-style-name="Text_20_body">
      <style:paragraph-properties fo:margin-left="1.499cm" fo:margin-right="0cm" fo:text-indent="-1.499cm" style:auto-text-indent="false">
        <style:tab-stops/>
      </style:paragraph-properties>
      <style:text-properties fo:font-size="9pt" officeooo:rsid="00a1d409" officeooo:paragraph-rsid="00a43b99" style:font-size-asian="9pt" style:font-size-complex="9pt"/>
    </style:style>
    <style:style style:name="P25" style:family="paragraph" style:parent-style-name="Text_20_body">
      <style:paragraph-properties fo:margin-left="1.499cm" fo:margin-right="0cm" fo:text-indent="-1.499cm" style:auto-text-indent="false">
        <style:tab-stops/>
      </style:paragraph-properties>
      <style:text-properties fo:font-size="9pt" officeooo:rsid="00987621" officeooo:paragraph-rsid="00a0bac5" style:font-size-asian="9pt" style:font-size-complex="9pt"/>
    </style:style>
    <style:style style:name="P26" style:family="paragraph" style:parent-style-name="Text_20_body">
      <style:paragraph-properties fo:margin-left="1.499cm" fo:margin-right="0cm" fo:text-indent="-1.499cm" style:auto-text-indent="false">
        <style:tab-stops/>
      </style:paragraph-properties>
      <style:text-properties fo:font-size="9pt" officeooo:rsid="00987621" officeooo:paragraph-rsid="00b232f2" style:font-size-asian="9pt" style:font-size-complex="9pt"/>
    </style:style>
    <style:style style:name="P27" style:family="paragraph" style:parent-style-name="Text_20_body">
      <style:paragraph-properties fo:margin-left="1.499cm" fo:margin-right="0cm" fo:text-indent="-1.499cm" style:auto-text-indent="false">
        <style:tab-stops/>
      </style:paragraph-properties>
      <style:text-properties fo:font-size="9pt" officeooo:rsid="00981491" officeooo:paragraph-rsid="00987621" style:font-size-asian="9pt" style:font-size-complex="9pt"/>
    </style:style>
    <style:style style:name="P28" style:family="paragraph" style:parent-style-name="Text_20_body">
      <style:paragraph-properties fo:margin-left="1.499cm" fo:margin-right="0cm" fo:text-indent="-1.499cm" style:auto-text-indent="false">
        <style:tab-stops/>
      </style:paragraph-properties>
      <style:text-properties fo:font-size="9pt" officeooo:rsid="00981491" officeooo:paragraph-rsid="00a43b99" style:font-size-asian="9pt" style:font-size-complex="9pt"/>
    </style:style>
    <style:style style:name="P29" style:family="paragraph" style:parent-style-name="Text_20_body">
      <style:paragraph-properties fo:margin-left="1.499cm" fo:margin-right="0cm" fo:text-indent="-1.499cm" style:auto-text-indent="false">
        <style:tab-stops/>
      </style:paragraph-properties>
      <style:text-properties fo:font-size="9pt" officeooo:rsid="00b733ec" officeooo:paragraph-rsid="00c0b5e6" style:font-size-asian="9pt" style:font-size-complex="9pt"/>
    </style:style>
    <style:style style:name="P30" style:family="paragraph" style:parent-style-name="Text_20_body">
      <style:paragraph-properties fo:margin-left="1.499cm" fo:margin-right="0cm" fo:text-indent="-1.499cm" style:auto-text-indent="false">
        <style:tab-stops/>
      </style:paragraph-properties>
      <style:text-properties fo:font-size="9pt" officeooo:rsid="00b4df79" officeooo:paragraph-rsid="00b4df79" style:font-size-asian="9pt" style:font-size-complex="9pt"/>
    </style:style>
    <style:style style:name="P31" style:family="paragraph" style:parent-style-name="Text_20_body">
      <style:paragraph-properties fo:margin-left="1.499cm" fo:margin-right="0cm" fo:text-indent="-1.499cm" style:auto-text-indent="false">
        <style:tab-stops/>
      </style:paragraph-properties>
      <style:text-properties fo:font-size="9pt" officeooo:rsid="00ac381a" officeooo:paragraph-rsid="00ac381a" style:font-size-asian="9pt" style:font-size-complex="9pt"/>
    </style:style>
    <style:style style:name="P32" style:family="paragraph" style:parent-style-name="Text_20_body">
      <style:paragraph-properties fo:margin-left="1.499cm" fo:margin-right="0cm" fo:text-indent="-1.499cm" style:auto-text-indent="false">
        <style:tab-stops/>
      </style:paragraph-properties>
      <style:text-properties fo:font-size="9pt" officeooo:rsid="00abaa74" officeooo:paragraph-rsid="00abaa74" style:font-size-asian="9pt" style:font-size-complex="9pt"/>
    </style:style>
    <style:style style:name="P33" style:family="paragraph" style:parent-style-name="Text_20_body">
      <style:paragraph-properties fo:margin-left="1.499cm" fo:margin-right="0cm" fo:text-indent="-1.499cm" style:auto-text-indent="false">
        <style:tab-stops/>
      </style:paragraph-properties>
      <style:text-properties fo:font-size="9pt" officeooo:rsid="00a621a6" officeooo:paragraph-rsid="00a621a6" style:font-size-asian="9pt" style:font-size-complex="9pt"/>
    </style:style>
    <style:style style:name="P34" style:family="paragraph" style:parent-style-name="Text_20_body">
      <style:paragraph-properties fo:margin-left="1.499cm" fo:margin-right="0cm" fo:text-indent="-1.499cm" style:auto-text-indent="false">
        <style:tab-stops/>
      </style:paragraph-properties>
      <style:text-properties fo:font-size="9pt" fo:language="gl" fo:country="ES" officeooo:rsid="007e27af" officeooo:paragraph-rsid="00987621" style:font-size-asian="9pt" style:font-size-complex="9pt"/>
    </style:style>
    <style:style style:name="P35" style:family="paragraph" style:parent-style-name="Text_20_body">
      <style:paragraph-properties fo:margin-left="1.499cm" fo:margin-right="0cm" fo:text-indent="-1.499cm" style:auto-text-indent="false">
        <style:tab-stops/>
      </style:paragraph-properties>
      <style:text-properties fo:font-size="9pt" fo:language="gl" fo:country="ES" officeooo:rsid="007e27af" officeooo:paragraph-rsid="00a43b99" style:font-size-asian="9pt" style:font-size-complex="9pt"/>
    </style:style>
    <style:style style:name="P36" style:family="paragraph" style:parent-style-name="Text_20_body">
      <style:paragraph-properties fo:margin-left="1.499cm" fo:margin-right="0cm" fo:text-indent="-1.499cm" style:auto-text-indent="false">
        <style:tab-stops/>
      </style:paragraph-properties>
      <style:text-properties fo:font-size="9pt" fo:language="gl" fo:country="ES" fo:font-style="italic" officeooo:rsid="00b5d1d7" officeooo:paragraph-rsid="00b5d1d7" style:font-size-asian="9pt" style:font-style-asian="italic" style:font-size-complex="9pt" style:font-style-complex="italic"/>
    </style:style>
    <style:style style:name="P37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size="9pt" officeooo:rsid="0102b717" officeooo:paragraph-rsid="01179a65" style:font-size-asian="9pt" style:font-size-complex="9pt"/>
    </style:style>
    <style:style style:name="P38" style:family="paragraph" style:parent-style-name="Heading_20_3">
      <style:paragraph-properties fo:padding="0.074cm" fo:border-left="none" fo:border-right="none" fo:border-top="none" fo:border-bottom="0.06pt solid #000000" style:join-border="false"/>
      <style:text-properties officeooo:paragraph-rsid="00a239fa"/>
    </style:style>
    <style:style style:name="P39" style:family="paragraph" style:parent-style-name="Heading_20_3">
      <style:paragraph-properties fo:padding="0.074cm" fo:border-left="none" fo:border-right="none" fo:border-top="none" fo:border-bottom="0.06pt solid #000000" style:join-border="false"/>
      <style:text-properties officeooo:paragraph-rsid="00a43b99"/>
    </style:style>
    <style:style style:name="P40" style:family="paragraph" style:parent-style-name="Heading_20_3">
      <style:paragraph-properties fo:padding="0.074cm" fo:border-left="none" fo:border-right="none" fo:border-top="none" fo:border-bottom="0.06pt solid #000000" style:shadow="none" style:join-border="false"/>
      <style:text-properties officeooo:rsid="011b2498" officeooo:paragraph-rsid="011b2498"/>
    </style:style>
    <style:style style:name="P41" style:family="paragraph" style:parent-style-name="Text_20_body">
      <style:paragraph-properties fo:padding="0cm" fo:border="none" style:shadow="none" style:join-border="false"/>
      <style:text-properties fo:font-size="9pt" officeooo:rsid="01017ae7" officeooo:paragraph-rsid="01081086" style:font-size-asian="9pt" style:font-size-complex="9pt"/>
    </style:style>
    <style:style style:name="P42" style:family="paragraph" style:parent-style-name="Text_20_body">
      <style:paragraph-properties fo:padding="0cm" fo:border="none" style:shadow="none" style:join-border="false"/>
      <style:text-properties fo:font-size="8pt" officeooo:rsid="011da648" officeooo:paragraph-rsid="012ddcb8" style:font-size-asian="8pt" style:font-size-complex="8pt"/>
    </style:style>
    <style:style style:name="P43" style:family="paragraph" style:parent-style-name="Heading_20_3">
      <style:paragraph-properties fo:break-before="page" fo:padding="0.074cm" fo:border-left="none" fo:border-right="none" fo:border-top="none" fo:border-bottom="0.06pt solid #000000" style:join-border="false"/>
    </style:style>
    <style:style style:name="P44" style:family="paragraph" style:parent-style-name="Heading_20_3">
      <style:paragraph-properties fo:break-before="page" fo:padding="0.074cm" fo:border-left="none" fo:border-right="none" fo:border-top="none" fo:border-bottom="0.06pt solid #000000" style:join-border="false"/>
      <style:text-properties officeooo:rsid="00ffffe1" officeooo:paragraph-rsid="00ffffe1"/>
    </style:style>
    <style:style style:name="P45" style:family="paragraph" style:parent-style-name="Text_20_body">
      <style:paragraph-properties fo:text-align="center" style:justify-single-word="false"/>
      <style:text-properties fo:color="#ffffff" fo:font-size="8pt" fo:language="gl" fo:country="ES" officeooo:rsid="01398256" officeooo:paragraph-rsid="01398256" style:font-size-asian="8pt" style:font-size-complex="8pt"/>
    </style:style>
    <style:style style:name="P46" style:family="paragraph" style:parent-style-name="Text_20_body" style:master-page-name="Standard">
      <style:paragraph-properties fo:text-align="center" style:justify-single-word="false" style:page-number="auto"/>
      <style:text-properties fo:color="#ffffff" fo:font-size="8pt" fo:language="gl" fo:country="ES" officeooo:rsid="01398256" officeooo:paragraph-rsid="01398256" style:font-size-asian="8pt" style:font-size-complex="8pt"/>
    </style:style>
    <style:style style:name="P47" style:family="paragraph" style:parent-style-name="Contents_20_Heading" style:master-page-name="Index">
      <style:paragraph-properties style:page-number="auto"/>
    </style:style>
    <style:style style:name="P48" style:family="paragraph" style:parent-style-name="Heading_20_1" style:master-page-name="Left_20_Page">
      <style:paragraph-properties style:page-number="auto"/>
      <style:text-properties fo:language="gl" fo:country="ES" officeooo:paragraph-rsid="015f2500"/>
    </style:style>
    <style:style style:name="P49" style:family="paragraph" style:parent-style-name="Heading_20_1" style:master-page-name="Right_20_Page">
      <style:paragraph-properties style:page-number="auto"/>
      <style:text-properties fo:language="gl" fo:country="ES"/>
    </style:style>
    <style:style style:name="P50" style:family="paragraph" style:parent-style-name="Heading_20_1">
      <style:text-properties fo:language="gl" fo:country="ES" officeooo:paragraph-rsid="015f2500"/>
    </style:style>
    <style:style style:name="P51" style:family="paragraph" style:parent-style-name="Heading_20_1" style:master-page-name="Standard">
      <style:paragraph-properties style:page-number="auto"/>
      <style:text-properties fo:language="gl" fo:country="ES" officeooo:paragraph-rsid="015f2500"/>
    </style:style>
    <style:style style:name="P52" style:family="paragraph" style:parent-style-name="Title" style:master-page-name="First_20_Page">
      <style:paragraph-properties fo:margin-top="5.001cm" fo:margin-bottom="1.499cm" loext:contextual-spacing="false" style:page-number="auto" style:shadow="none"/>
      <style:text-properties fo:color="#ffffff" fo:language="gl" fo:country="ES" officeooo:paragraph-rsid="013fadd5"/>
    </style:style>
    <style:style style:name="P5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P55" style:family="paragraph" style:parent-style-name="Contents_20_4">
      <style:paragraph-properties>
        <style:tab-stops>
          <style:tab-stop style:position="13.503cm" style:type="right" style:leader-style="dotted" style:leader-text="."/>
        </style:tab-stops>
      </style:paragraph-properties>
    </style:style>
    <style:style style:name="P56" style:family="paragraph" style:parent-style-name="Footer">
      <style:text-properties fo:font-size="9pt" style:font-size-asian="9pt" style:font-size-complex="9pt"/>
    </style:style>
    <style:style style:name="T1" style:family="text">
      <style:text-properties style:use-window-font-color="true" fo:font-size="8pt" style:text-underline-style="none" officeooo:rsid="014acca8" style:font-size-asian="8pt" style:font-size-complex="8pt"/>
    </style:style>
    <style:style style:name="T2" style:family="text">
      <style:text-properties style:use-window-font-color="true" fo:font-size="10.5pt" style:text-underline-style="none" officeooo:rsid="01398256" style:font-size-asian="10.5pt" style:font-size-complex="10.5pt"/>
    </style:style>
    <style:style style:name="T3" style:family="text">
      <style:text-properties officeooo:rsid="0072d2a6"/>
    </style:style>
    <style:style style:name="T4" style:family="text">
      <style:text-properties officeooo:rsid="0075c148"/>
    </style:style>
    <style:style style:name="T5" style:family="text">
      <style:text-properties officeooo:rsid="00776e39"/>
    </style:style>
    <style:style style:name="T6" style:family="text">
      <style:text-properties officeooo:rsid="00799735"/>
    </style:style>
    <style:style style:name="T7" style:family="text">
      <style:text-properties officeooo:rsid="008206dc"/>
    </style:style>
    <style:style style:name="T8" style:family="text">
      <style:text-properties officeooo:rsid="0085edf8"/>
    </style:style>
    <style:style style:name="T9" style:family="text">
      <style:text-properties fo:font-size="9pt" fo:font-style="italic" officeooo:rsid="008206dc" style:font-size-asian="9pt" style:font-style-asian="italic" style:font-size-complex="9pt" style:font-style-complex="italic"/>
    </style:style>
    <style:style style:name="T10" style:family="text">
      <style:text-properties fo:font-size="9pt" fo:font-style="normal" style:font-size-asian="9pt" style:font-style-asian="normal" style:font-size-complex="9pt" style:font-style-complex="normal"/>
    </style:style>
    <style:style style:name="T11" style:family="text">
      <style:text-properties fo:font-size="9pt" fo:font-style="normal" officeooo:rsid="00908cb0" style:font-size-asian="9pt" style:font-style-asian="normal" style:font-size-complex="9pt" style:font-style-complex="norm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officeooo:rsid="008956c9"/>
    </style:style>
    <style:style style:name="T14" style:family="text">
      <style:text-properties officeooo:rsid="008ab4f9"/>
    </style:style>
    <style:style style:name="T15" style:family="text">
      <style:text-properties fo:language="gl" fo:country="ES"/>
    </style:style>
    <style:style style:name="T16" style:family="text">
      <style:text-properties fo:language="gl" fo:country="ES" officeooo:rsid="007e27af"/>
    </style:style>
    <style:style style:name="T17" style:family="text">
      <style:text-properties fo:language="gl" fo:country="ES" fo:font-style="normal" style:font-style-asian="normal" style:font-style-complex="normal"/>
    </style:style>
    <style:style style:name="T18" style:family="text">
      <style:text-properties fo:language="gl" fo:country="ES" fo:font-style="normal" officeooo:rsid="00a0bac5" style:font-style-asian="normal" style:font-style-complex="normal"/>
    </style:style>
    <style:style style:name="T19" style:family="text">
      <style:text-properties fo:language="gl" fo:country="ES" fo:font-style="normal" officeooo:rsid="009d0c3e" style:font-style-asian="normal" style:font-style-complex="normal"/>
    </style:style>
    <style:style style:name="T20" style:family="text">
      <style:text-properties fo:language="gl" fo:country="ES" fo:font-style="normal" officeooo:rsid="00ce8492" style:font-style-asian="normal" style:font-style-complex="normal"/>
    </style:style>
    <style:style style:name="T21" style:family="text">
      <style:text-properties fo:language="gl" fo:country="ES" fo:font-style="normal" officeooo:rsid="00cf1d19" style:font-style-asian="normal" style:font-style-complex="normal"/>
    </style:style>
    <style:style style:name="T22" style:family="text">
      <style:text-properties fo:language="gl" fo:country="ES" fo:font-style="normal" officeooo:rsid="00cfae99" style:font-style-asian="normal" style:font-style-complex="normal"/>
    </style:style>
    <style:style style:name="T23" style:family="text">
      <style:text-properties fo:language="gl" fo:country="ES" fo:font-style="normal" officeooo:rsid="00cffbc9" style:font-style-asian="normal" style:font-style-complex="normal"/>
    </style:style>
    <style:style style:name="T24" style:family="text">
      <style:text-properties fo:language="gl" fo:country="ES" fo:font-style="normal" officeooo:rsid="00d03129" style:font-style-asian="normal" style:font-style-complex="normal"/>
    </style:style>
    <style:style style:name="T25" style:family="text">
      <style:text-properties fo:language="gl" fo:country="ES" fo:font-style="normal" officeooo:rsid="00d7238e" style:font-style-asian="normal" style:font-style-complex="normal"/>
    </style:style>
    <style:style style:name="T26" style:family="text">
      <style:text-properties fo:language="gl" fo:country="ES" fo:font-style="normal" officeooo:rsid="00d1b805" style:font-style-asian="normal" style:font-style-complex="normal"/>
    </style:style>
    <style:style style:name="T27" style:family="text">
      <style:text-properties fo:language="gl" fo:country="ES" fo:font-style="normal" officeooo:rsid="00d1fc52" style:font-style-asian="normal" style:font-style-complex="normal"/>
    </style:style>
    <style:style style:name="T28" style:family="text">
      <style:text-properties fo:language="gl" fo:country="ES" fo:font-style="normal" officeooo:rsid="00d2439d" style:font-style-asian="normal" style:font-style-complex="normal"/>
    </style:style>
    <style:style style:name="T29" style:family="text">
      <style:text-properties fo:language="gl" fo:country="ES" fo:font-style="normal" officeooo:rsid="00b4df79" style:font-style-asian="normal" style:font-style-complex="normal"/>
    </style:style>
    <style:style style:name="T30" style:family="text">
      <style:text-properties fo:language="gl" fo:country="ES" fo:font-style="normal" officeooo:rsid="00d5e77d" style:font-style-asian="normal" style:font-style-complex="normal"/>
    </style:style>
    <style:style style:name="T31" style:family="text">
      <style:text-properties fo:language="gl" fo:country="ES" fo:font-style="normal" officeooo:rsid="00d9047f" style:font-style-asian="normal" style:font-style-complex="normal"/>
    </style:style>
    <style:style style:name="T32" style:family="text">
      <style:text-properties fo:language="gl" fo:country="ES" fo:font-style="normal" officeooo:rsid="00d91e58" style:font-style-asian="normal" style:font-style-complex="normal"/>
    </style:style>
    <style:style style:name="T33" style:family="text">
      <style:text-properties fo:language="gl" fo:country="ES" fo:font-style="normal" officeooo:rsid="00db0596" style:font-style-asian="normal" style:font-style-complex="normal"/>
    </style:style>
    <style:style style:name="T34" style:family="text">
      <style:text-properties fo:language="gl" fo:country="ES" fo:font-style="normal" officeooo:rsid="00dbad07" style:font-style-asian="normal" style:font-style-complex="normal"/>
    </style:style>
    <style:style style:name="T35" style:family="text">
      <style:text-properties fo:language="gl" fo:country="ES" fo:font-style="normal" officeooo:rsid="00debbcf" style:font-style-asian="normal" style:font-style-complex="normal"/>
    </style:style>
    <style:style style:name="T36" style:family="text">
      <style:text-properties fo:language="gl" fo:country="ES" fo:font-style="normal" officeooo:rsid="00dfe914" style:font-style-asian="normal" style:font-style-complex="normal"/>
    </style:style>
    <style:style style:name="T37" style:family="text">
      <style:text-properties fo:language="gl" fo:country="ES" fo:font-style="normal" officeooo:rsid="00e0fb2b" style:font-style-asian="normal" style:font-style-complex="normal"/>
    </style:style>
    <style:style style:name="T38" style:family="text">
      <style:text-properties fo:language="gl" fo:country="ES" fo:font-style="normal" officeooo:rsid="00e1305d" style:font-style-asian="normal" style:font-style-complex="normal"/>
    </style:style>
    <style:style style:name="T39" style:family="text">
      <style:text-properties fo:language="gl" fo:country="ES" fo:font-style="normal" officeooo:rsid="00e264ac" style:font-style-asian="normal" style:font-style-complex="normal"/>
    </style:style>
    <style:style style:name="T40" style:family="text">
      <style:text-properties fo:language="gl" fo:country="ES" fo:font-style="normal" officeooo:rsid="00e395af" style:font-style-asian="normal" style:font-style-complex="normal"/>
    </style:style>
    <style:style style:name="T41" style:family="text">
      <style:text-properties fo:language="gl" fo:country="ES" fo:font-style="normal" officeooo:rsid="00e4952e" style:font-style-asian="normal" style:font-style-complex="normal"/>
    </style:style>
    <style:style style:name="T42" style:family="text">
      <style:text-properties fo:language="gl" fo:country="ES" fo:font-style="normal" officeooo:rsid="00e67dfd" style:font-style-asian="normal" style:font-style-complex="normal"/>
    </style:style>
    <style:style style:name="T43" style:family="text">
      <style:text-properties fo:language="gl" fo:country="ES" fo:font-style="normal" officeooo:rsid="00e80668" style:font-style-asian="normal" style:font-style-complex="normal"/>
    </style:style>
    <style:style style:name="T44" style:family="text">
      <style:text-properties fo:language="gl" fo:country="ES" fo:font-style="normal" officeooo:rsid="00e98fe3" style:font-style-asian="normal" style:font-style-complex="normal"/>
    </style:style>
    <style:style style:name="T45" style:family="text">
      <style:text-properties fo:language="gl" fo:country="ES" fo:font-style="normal" officeooo:rsid="00ea4fe1" style:font-style-asian="normal" style:font-style-complex="normal"/>
    </style:style>
    <style:style style:name="T46" style:family="text">
      <style:text-properties fo:language="gl" fo:country="ES" fo:font-style="normal" officeooo:rsid="00eba977" style:font-style-asian="normal" style:font-style-complex="normal"/>
    </style:style>
    <style:style style:name="T47" style:family="text">
      <style:text-properties fo:language="gl" fo:country="ES" fo:font-style="normal" officeooo:rsid="00ec1638" style:font-style-asian="normal" style:font-style-complex="normal"/>
    </style:style>
    <style:style style:name="T48" style:family="text">
      <style:text-properties fo:language="gl" fo:country="ES" fo:font-style="normal" officeooo:rsid="00ec75e6" style:font-style-asian="normal" style:font-style-complex="normal"/>
    </style:style>
    <style:style style:name="T49" style:family="text">
      <style:text-properties fo:language="gl" fo:country="ES" fo:font-style="normal" officeooo:rsid="00edc949" style:font-style-asian="normal" style:font-style-complex="normal"/>
    </style:style>
    <style:style style:name="T50" style:family="text">
      <style:text-properties fo:language="gl" fo:country="ES" fo:font-style="normal" officeooo:rsid="00ee4f4e" style:font-style-asian="normal" style:font-style-complex="normal"/>
    </style:style>
    <style:style style:name="T51" style:family="text">
      <style:text-properties fo:language="gl" fo:country="ES" fo:font-style="normal" officeooo:rsid="00efa03c" style:font-style-asian="normal" style:font-style-complex="normal"/>
    </style:style>
    <style:style style:name="T52" style:family="text">
      <style:text-properties fo:language="gl" fo:country="ES" fo:font-style="normal" officeooo:rsid="00f17322" style:font-style-asian="normal" style:font-style-complex="normal"/>
    </style:style>
    <style:style style:name="T53" style:family="text">
      <style:text-properties fo:language="gl" fo:country="ES" fo:font-style="normal" officeooo:rsid="00f22d28" style:font-style-asian="normal" style:font-style-complex="normal"/>
    </style:style>
    <style:style style:name="T54" style:family="text">
      <style:text-properties fo:language="gl" fo:country="ES" fo:font-style="normal" officeooo:rsid="00f26877" style:font-style-asian="normal" style:font-style-complex="normal"/>
    </style:style>
    <style:style style:name="T55" style:family="text">
      <style:text-properties fo:language="gl" fo:country="ES" fo:font-style="normal" officeooo:rsid="00f3c302" style:font-style-asian="normal" style:font-style-complex="normal"/>
    </style:style>
    <style:style style:name="T56" style:family="text">
      <style:text-properties fo:language="gl" fo:country="ES" fo:font-style="normal" officeooo:rsid="00f523e2" style:font-style-asian="normal" style:font-style-complex="normal"/>
    </style:style>
    <style:style style:name="T57" style:family="text">
      <style:text-properties fo:language="gl" fo:country="ES" fo:font-style="normal" officeooo:rsid="00f68603" style:font-style-asian="normal" style:font-style-complex="normal"/>
    </style:style>
    <style:style style:name="T58" style:family="text">
      <style:text-properties fo:language="gl" fo:country="ES" fo:font-style="normal" officeooo:rsid="00f7e45d" style:font-style-asian="normal" style:font-style-complex="normal"/>
    </style:style>
    <style:style style:name="T59" style:family="text">
      <style:text-properties fo:language="gl" fo:country="ES" fo:font-style="normal" officeooo:rsid="00f910ad" style:font-style-asian="normal" style:font-style-complex="normal"/>
    </style:style>
    <style:style style:name="T60" style:family="text">
      <style:text-properties fo:language="gl" fo:country="ES" fo:font-style="normal" officeooo:rsid="00faa582" style:font-style-asian="normal" style:font-style-complex="normal"/>
    </style:style>
    <style:style style:name="T61" style:family="text">
      <style:text-properties fo:language="gl" fo:country="ES" fo:font-style="normal" officeooo:rsid="00fb9de4" style:font-style-asian="normal" style:font-style-complex="normal"/>
    </style:style>
    <style:style style:name="T62" style:family="text">
      <style:text-properties fo:language="gl" fo:country="ES" fo:font-style="normal" officeooo:rsid="00fc1122" style:font-style-asian="normal" style:font-style-complex="normal"/>
    </style:style>
    <style:style style:name="T63" style:family="text">
      <style:text-properties fo:language="gl" fo:country="ES" fo:font-style="normal" officeooo:rsid="00fb5d6e" style:font-style-asian="normal" style:font-style-complex="normal"/>
    </style:style>
    <style:style style:name="T64" style:family="text">
      <style:text-properties fo:language="gl" fo:country="ES" officeooo:rsid="00b1055f"/>
    </style:style>
    <style:style style:name="T65" style:family="text">
      <style:text-properties fo:language="gl" fo:country="ES" officeooo:rsid="009967ad"/>
    </style:style>
    <style:style style:name="T66" style:family="text">
      <style:text-properties fo:language="gl" fo:country="ES" officeooo:rsid="00b232f2"/>
    </style:style>
    <style:style style:name="T67" style:family="text">
      <style:text-properties fo:language="gl" fo:country="ES" officeooo:rsid="00b8b655"/>
    </style:style>
    <style:style style:name="T68" style:family="text">
      <style:text-properties fo:language="gl" fo:country="ES" officeooo:rsid="00ba970b"/>
    </style:style>
    <style:style style:name="T69" style:family="text">
      <style:text-properties fo:language="gl" fo:country="ES" officeooo:rsid="00bbfb59"/>
    </style:style>
    <style:style style:name="T70" style:family="text">
      <style:text-properties fo:language="gl" fo:country="ES" officeooo:rsid="00bdb7aa"/>
    </style:style>
    <style:style style:name="T71" style:family="text">
      <style:text-properties fo:language="gl" fo:country="ES" officeooo:rsid="00bf40b1"/>
    </style:style>
    <style:style style:name="T72" style:family="text">
      <style:text-properties fo:language="gl" fo:country="ES" officeooo:rsid="00c0b5e6"/>
    </style:style>
    <style:style style:name="T73" style:family="text">
      <style:text-properties fo:language="gl" fo:country="ES" officeooo:rsid="00c1961e"/>
    </style:style>
    <style:style style:name="T74" style:family="text">
      <style:text-properties fo:language="gl" fo:country="ES" officeooo:rsid="00c3b566"/>
    </style:style>
    <style:style style:name="T75" style:family="text">
      <style:text-properties fo:language="gl" fo:country="ES" officeooo:rsid="00c57265"/>
    </style:style>
    <style:style style:name="T76" style:family="text">
      <style:text-properties fo:language="gl" fo:country="ES" fo:font-style="italic" officeooo:rsid="0085edf8" style:font-style-asian="italic" style:font-style-complex="italic"/>
    </style:style>
    <style:style style:name="T77" style:family="text">
      <style:text-properties fo:language="gl" fo:country="ES" fo:font-style="italic" officeooo:rsid="009d0c3e" style:font-style-asian="italic" style:font-style-complex="italic"/>
    </style:style>
    <style:style style:name="T78" style:family="text">
      <style:text-properties fo:language="gl" fo:country="ES" officeooo:rsid="009b5fc3"/>
    </style:style>
    <style:style style:name="T79" style:family="text">
      <style:text-properties fo:language="gl" fo:country="ES" officeooo:rsid="009d0c3e"/>
    </style:style>
    <style:style style:name="T80" style:family="text">
      <style:text-properties officeooo:rsid="00981491"/>
    </style:style>
    <style:style style:name="T81" style:family="text">
      <style:text-properties officeooo:rsid="00a94b53"/>
    </style:style>
    <style:style style:name="T82" style:family="text">
      <style:text-properties officeooo:rsid="00af97a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officeooo:rsid="008206dc" style:font-style-asian="italic" style:font-style-complex="italic"/>
    </style:style>
    <style:style style:name="T85" style:family="text">
      <style:text-properties fo:font-style="italic" officeooo:rsid="0085edf8" style:font-style-asian="italic" style:font-style-complex="italic"/>
    </style:style>
    <style:style style:name="T86" style:family="text">
      <style:text-properties fo:font-style="italic" officeooo:rsid="008cb1bd" style:font-style-asian="italic" style:font-style-complex="italic"/>
    </style:style>
    <style:style style:name="T87" style:family="text">
      <style:text-properties fo:font-style="italic" officeooo:rsid="008e1e34" style:font-style-asian="italic" style:font-style-complex="italic"/>
    </style:style>
    <style:style style:name="T88" style:family="text">
      <style:text-properties officeooo:rsid="00c8cadd"/>
    </style:style>
    <style:style style:name="T89" style:family="text">
      <style:text-properties officeooo:rsid="00cab57a"/>
    </style:style>
    <style:style style:name="T90" style:family="text">
      <style:text-properties officeooo:rsid="00cc8d2f"/>
    </style:style>
    <style:style style:name="T91" style:family="text">
      <style:text-properties officeooo:rsid="0102b717"/>
    </style:style>
    <style:style style:name="T92" style:family="text">
      <style:text-properties officeooo:rsid="011e7cf5"/>
    </style:style>
    <style:style style:name="T93" style:family="text">
      <style:text-properties fo:font-size="6pt" officeooo:rsid="013da726" style:font-size-asian="6pt" style:font-size-complex="6pt"/>
    </style:style>
    <style:style style:name="T94" style:family="text">
      <style:text-properties fo:font-size="6pt" fo:font-style="italic" officeooo:rsid="0159fa34" style:font-size-asian="6pt" style:font-style-asian="italic" style:font-size-complex="6pt" style:font-style-complex="italic"/>
    </style:style>
    <style:style style:name="T95" style:family="text">
      <style:text-properties fo:font-size="10.5pt" style:text-underline-style="none" officeooo:rsid="01398256" style:font-size-asian="10.5pt" style:font-size-complex="10.5pt"/>
    </style:style>
    <style:style style:name="T96" style:family="text">
      <style:text-properties fo:font-size="10.5pt" style:text-underline-style="none" fo:font-weight="normal" officeooo:rsid="01398256" style:font-size-asian="10.5pt" style:font-weight-asian="normal" style:font-size-complex="10.5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bookmark-start text:name="__RefHeading___Toc761_1670757839"/><text:title>Ordea música</text:title><text:line-break/><text:span text:style-name="T96">Documentación</text:span><text:bookmark-end text:name="__RefHeading___Toc761_1670757839"/></text:p>
      <text:p text:style-name="P45">Por Delio Docampo Cordeiro<text:line-break/><text:span text:style-name="T93">Versión: </text:span><text:span text:style-name="T94">20151215</text:span></text:p>
      <text:p text:style-name="P46"><text:span text:style-name="T94"/></text:p>
      <text:table-of-content text:style-name="Sect1" text:name="Índice de contidos1">
        <text:table-of-content-source text:outline-level="10" text:use-outline-level="false" text:use-index-marks="false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Index"/>
            <text:index-source-style text:style-name="Heading"/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3"/>
          </text:index-source-styles>
          <text:index-source-styles text:outline-level="5">
            <text:index-source-style text:style-name="Contents_20_Heading"/>
          </text:index-source-styles>
        </text:table-of-content-source>
        <text:index-body>
          <text:index-title text:style-name="Sect1" text:name="Índice de contidos1_Head">
            <text:p text:style-name="P47">Índice</text:p>
          </text:index-title>
          <text:p text:style-name="P53"><text:a xlink:type="simple" xlink:href="#__RefHeading___Toc761_1670757839" text:style-name="Index_20_Link" text:visited-style-name="Index_20_Link">Ordea música Documentación<text:tab/>1</text:a></text:p>
          <text:p text:style-name="P54"><text:a xlink:type="simple" xlink:href="#__RefHeading___Toc1136_125651077" text:style-name="Index_20_Link" text:visited-style-name="Index_20_Link">Obxetivo<text:tab/>6</text:a></text:p>
          <text:p text:style-name="P54"><text:a xlink:type="simple" xlink:href="#__RefHeading___Toc1138_125651077" text:style-name="Index_20_Link" text:visited-style-name="Index_20_Link">Uso<text:tab/>6</text:a></text:p>
          <text:p text:style-name="P54"><text:a xlink:type="simple" xlink:href="#__RefHeading___Toc1140_125651077" text:style-name="Index_20_Link" text:visited-style-name="Index_20_Link">Exemplo<text:tab/>6</text:a></text:p>
          <text:p text:style-name="P54"><text:a xlink:type="simple" xlink:href="#__RefHeading___Toc1144_125651077" text:style-name="Index_20_Link" text:visited-style-name="Index_20_Link">Algoritmo<text:tab/>7</text:a></text:p>
          <text:p text:style-name="P55"><text:a xlink:type="simple" xlink:href="#__RefHeading___Toc1146_125651077" text:style-name="Index_20_Link" text:visited-style-name="Index_20_Link">sort_int_numbers()<text:tab/>7</text:a></text:p>
          <text:p text:style-name="P55"><text:a xlink:type="simple" xlink:href="#__RefHeading___Toc1148_125651077" text:style-name="Index_20_Link" text:visited-style-name="Index_20_Link">older_mp3()<text:tab/>8</text:a></text:p>
          <text:p text:style-name="P55"><text:a xlink:type="simple" xlink:href="#__RefHeading___Toc1150_125651077" text:style-name="Index_20_Link" text:visited-style-name="Index_20_Link">copy_mp3_files()<text:tab/>9</text:a></text:p>
          <text:p text:style-name="P55"><text:a xlink:type="simple" xlink:href="#__RefHeading___Toc1152_125651077" text:style-name="Index_20_Link" text:visited-style-name="Index_20_Link">mp3_organize()<text:tab/>10</text:a></text:p>
          <text:p text:style-name="P55"><text:a xlink:type="simple" xlink:href="#__RefHeading___Toc1154_125651077" text:style-name="Index_20_Link" text:visited-style-name="Index_20_Link">music_sort()<text:tab/>10</text:a></text:p>
        </text:index-body>
      </text:table-of-content>
      <text:p text:style-name="P50"><text:toc-mark-end text:id="IMark76407336"/><text:toc-mark-start text:id="IMark76407336" text:outline-level="1"/></text:p>
      <text:p text:style-name="P51"><text:toc-mark-end text:id="IMark76163336"/><text:toc-mark-start text:id="IMark76163336" text:outline-level="1"/></text:p>
      <text:p text:style-name="P48"><text:bookmark-start text:name="__RefHeading___Toc1136_125651077"/><text:toc-mark-start text:id="IMark73994776" text:outline-level="1"/>Obxetivo<text:bookmark-end text:name="__RefHeading___Toc1136_125651077"/><text:toc-mark-end text:id="IMark73994776"/></text:p>
      <text:p text:style-name="Parágrafo_20_texto">O obxectivo deste script é procesar un directorio que conteña unha discografía dun grupo, procesar as súas cancións para copialas noutro directorio cun nome que as orde cronoloxicamente por número de album e logo por número de canción dentro de ese álbum.</text:p>
      <text:p text:style-name="Parágrafo_20_texto">As cancións quedarán co seguinte formato:</text:p>
      <text:p text:style-name="Parágrafo_20_texto">&lt;número_arquivo&gt;-&lt;número_pista_do_álbum&gt;-&lt;título_canción&gt;</text:p>
      <text:p text:style-name="P4"><text:bookmark-start text:name="__RefHeading___Toc1138_125651077"/><text:toc-mark-start text:id="IMark76163336" text:outline-level="1"/>Uso<text:bookmark-end text:name="__RefHeading___Toc1138_125651077"/><text:toc-mark-end text:id="IMark76163336"/></text:p>
      <text:p text:style-name="Parágrafo_20_texto"><text:span text:style-name="T4">Se executa </text:span>o script engadido como parámetro o directorio raíz da discografía:</text:p>
      <text:p text:style-name="Terminal">./&lt;nome_script&gt;.sh &lt;directorio_raíz_discografía&gt;</text:p>
      <text:p text:style-name="Parágrafo_20_texto">Neste caso procesará as cancións do directorio pasado e subdirectorios deste, e a saída será no mesmo directorio no que se executa o script, <text:span text:style-name="T6">dentro dun directorio chamado “OUT”.</text:span></text:p>
      <text:p text:style-name="Parágrafo_20_texto"><text:span text:style-name="T5">De maneira opcional se poden engadir</text:span> como parámetros <text:span text:style-name="T3">o directorio raíz e o directorio de destino:</text:span></text:p>
      <text:p text:style-name="Terminal">./<text:span text:style-name="T3">&lt;nome_script&gt;.sh &lt;directorio_raíz_discografía&gt; &lt;directorio_destino&gt;</text:span></text:p>
      <text:p text:style-name="Parágrafo_20_texto">Procesará as canións do directorio raíz e os seus subdirectorios, e a saída irá a parar o directorio destino.</text:p>
      <text:p text:style-name="P3"><text:bookmark-start text:name="__RefHeading___Toc1140_125651077"/><text:toc-mark-start text:id="IMark76163336" text:outline-level="1"/>Exemplo<text:bookmark-end text:name="__RefHeading___Toc1140_125651077"/><text:toc-mark-end text:id="IMark76163336"/></text:p>
      <text:p text:style-name="Parágrafo_20_texto">Temos o seguinte directorio dunha discografía “Banda_piruletas” e o destino sería o de por defecto:</text:p>
      <text:section text:style-name="Sect2" text:name="Sección1">
        <text:p text:style-name="P6">Orixen:<text:line-break/>/Banda_piruletas<text:line-break/>../Amorodos doces ( 2012 )<text:line-break/>../../pista1.mp3<text:line-break/>../../pista2.mp3<text:line-break/>../../pista3.mp3<text:line-break/>../../portada.jpg<text:line-break/></text:p>
        <text:p text:style-name="P6">../Z peta z ( maqueta 1999 )</text:p>
        <text:p text:style-name="P6">../../azucre e porcallada.mp3</text:p>
        <text:p text:style-name="P6"/>
        <text:p text:style-name="P6">../Coyacs pelados ( 2003 )</text:p>
        <text:p text:style-name="P6">../../CD1</text:p>
        <text:p text:style-name="P6">../../../recheo a chicle baby.mp3</text:p>
        <text:p text:style-name="P6">../../../sabor a caramelo.mp3</text:p>
        <text:p text:style-name="P6">../../../etc..</text:p>
        <text:p text:style-name="P6"/>
        <text:p text:style-name="P6">../../CD2</text:p>
        <text:p text:style-name="P6">../Melóns agrios</text:p>
        <text:p text:style-name="P6">../../../directo finisterre.mp3</text:p>
        <text:p text:style-name="P6">../../../entrevista na radio.mp3</text:p>
        <text:p text:style-name="P6">../../../etc..</text:p>
        <text:p text:style-name="P7">Destino:</text:p>
        <text:p text:style-name="P6">01-01-azucre e porcallada.mp3<text:line-break/>02-01-recheo a chicle baby.mp3<text:line-break/>02-02-sabor a caramelo.mp3</text:p>
        <text:p text:style-name="P6">02-03-directo finisterre.mp3</text:p>
        <text:p text:style-name="P6">02-04-entrevista na radio.mp3</text:p>
        <text:p text:style-name="P6">03-01-pista1.mp3</text:p>
        <text:p text:style-name="P6">03-02-pista2.mp3</text:p>
        <text:p text:style-name="P6">03-03-pista3.mp3</text:p>
      </text:section>
      <text:p text:style-name="P3"/>
      <text:p text:style-name="P49"><text:bookmark-start text:name="__RefHeading___Toc1144_125651077"/><text:toc-mark-start text:id="IMark73994776" text:outline-level="1"/>Algoritmo<text:bookmark-end text:name="__RefHeading___Toc1144_125651077"/><text:toc-mark-end text:id="IMark73994776"/></text:p>
      <text:p text:style-name="P13">Se non hai parámetro 1, establécese a raíz no directorio actual, se informa o usuario coa seguinte cadea: “Non se definiu o primer parámetro, se usará o actual directorio como raíz:”</text:p>
      <text:p text:style-name="P14">Se hai parámetro 1, ROOT collerá o valor do parámetro.</text:p>
      <text:p text:style-name="P14"/>
      <text:p text:style-name="P12">Se <text:span text:style-name="T13">non </text:span>hai parámetro <text:span text:style-name="T13">2</text:span>:<text:line-break/><text:span text:style-name="T14">Se define:<text:line-break/></text:span><text:line-break/>DATE_TITLE:<text:line-break/><text:span text:style-name="T83">_&lt;ano&gt;&lt;mes&gt;&lt;día&gt;_&lt;hora&gt;:&lt;minuto&gt;:&lt;segundo&gt;</text:span><text:line-break/><text:line-break/><text:span text:style-name="T7">OUTPUT_TITLE:<text:line-break/></text:span><text:span text:style-name="T84">OUTPUT&lt;valor_DATE_TITLE&gt;</text:span><text:span text:style-name="T7"><text:line-break/><text:line-break/>DESTINY_DIR:<text:line-break/></text:span><text:span text:style-name="T84">&lt;directorio_actual&gt;/&lt;valor_OUTPUT_TITLE&gt;</text:span><text:span text:style-name="T7"><text:line-break/></text:span><text:line-break/><text:span text:style-name="T8">Se crea un directorio e subdirectorios co valor de DESTINY_DIR.<text:line-break/><text:line-break/>Se informa o usuario coa seguinte cadea:<text:line-break/></text:span><text:span text:style-name="T85">Non se definiu o segundo parámetro, se usará ./&lt;valor_OUTPUT_TITLE&gt; como directorio de saida: </text:span><text:span text:style-name="T86">&lt;valor_</text:span><text:span text:style-name="T87">DESTINY_DIR</text:span><text:span text:style-name="T86">&gt;</text:span></text:p>
      <text:p text:style-name="P11"/>
      <text:p text:style-name="P18"><text:span text:style-name="T10">Se hai parámetro 2:<text:line-break/></text:span><text:span text:style-name="T11">DESTINY_DIR:<text:line-break/></text:span><text:span text:style-name="T9">É igual ao parámetro 2.</text:span><text:span text:style-name="T11"><text:line-break/><text:line-break/>Se fai o directorio destino e subdirectorios definidos en DESTINY_DIR</text:span></text:p>
      <text:p text:style-name="P9"/>
      <text:p text:style-name="P9"/>
      <text:p text:style-name="P40"><text:bookmark-start text:name="__RefHeading___Toc1146_125651077"/>sort_int_numbers()<text:bookmark-end text:name="__RefHeading___Toc1146_125651077"/></text:p>
      <text:p text:style-name="P42">Iniciar SORT_NUMBERS, NUMBER_TO_WORK , NUMBERS<text:line-break/><text:span text:style-name="T92">Iniciar NUMBERS co contido da matriz do parámetro 1<text:line-break/>Iniciar NUMBERS_TO_WORK con &lt;valores mariz NUMBERS&gt;<text:line-break/>Mentres<text:line-break/> <text:s text:c="3"/>Iniciar C co valor 0;<text:line-break/> <text:s text:c="3"/>Valor de C sexa menor que número elmentos matriz SORT_NUMBERS;<text:line-break/> <text:s text:c="3"/>Incrementar C;<text:line-break/><text:line-break/> <text:s text:c="3"/>Mentres<text:line-break/> <text:s text:c="7"/>Iniciar C2 co valor 0;<text:line-break/> <text:s text:c="7"/>&lt;valor C2&gt; menor ca &lt;número elementos matriz NUMBERS&gt;;<text:line-break/> <text:s text:c="7"/>Incrementar C2;<text:line-break/> <text:s text:c="7"/>Se &lt;valor de SORT_NUMBERS[valor C]&gt; igual a &lt;valor NUMBERS_TO_WORK[valor C2]&gt;<text:line-break/> <text:s text:c="11"/>Engadir a matriz INDEX &lt;valor de C2&gt;<text:line-break/> <text:s text:c="11"/>Definir valor de matriz NUMBERS_TO_WORK[&lt;valor C2&gt;] co valor “-1”<text:line-break/> <text:s text:c="11"/>Sair do bucle mentres<text:line-break/> <text:s text:c="7"/>Fin Se<text:line-break/> <text:s text:c="3"/>Fin Mentres<text:line-break/><text:line-break/>Fin Mentres</text:span></text:p>
      <text:p text:style-name="P42"/>
      <text:p text:style-name="P44"><text:bookmark-start text:name="__RefHeading___Toc1148_125651077"/>older_mp3()<text:bookmark-end text:name="__RefHeading___Toc1148_125651077"/></text:p>
      <text:p text:style-name="P41">Iniciar PROCESS_DIR igual a &lt;valor parámetro 1&gt;<text:line-break/><text:span text:style-name="T91">Iniciar LIST_SONGS<text:line-break/>Iniciar TEMP_DATE<text:line-break/>Iniciar OLD_DATE<text:line-break/>Iniciar LIST_SONGS igual a resultado de `find &lt;valor PROCESS_DIR&gt; -type f -iname *.mp3`<text:line-break/></text:span></text:p>
      <text:p text:style-name="P37">Mentres SONG en &lt;contido matriz LIST_SONGS&gt;<text:line-break/> <text:s text:c="3"/>Iniciar TEMP_DATE con resultado de `mediainfo &lt;valor SONG&gt; 2&gt; /dev/null | grep date | <text:s/>grep [0-9]{4} -Po | uniq`<text:line-break/><text:line-break/> <text:s text:c="3"/>Se &lt;valor OLD_DATE&gt; é null<text:line-break/> <text:s text:c="7"/>Se <text:s/>&lt;valor TEMP_DATE&gt; é null<text:line-break/> <text:s text:c="11"/>Iniciar TEMP_DATE co resultado de `echo &lt;valor de PROCESS_DIR&gt;| grep [0-9]{4} -Po | uniq `<text:line-break/> <text:s text:c="7"/>Fin Se<text:line-break/> <text:s text:c="7"/>Iniciar OLD_DATE con &lt;valor TEMP_DATE&gt;<text:line-break/> <text:s text:c="3"/>Fin Se<text:line-break/> <text:s text:c="3"/>Se <text:s/>&lt;valor TEMP_DATE&gt; non é null<text:line-break/> <text:s text:c="7"/>Se &lt;valor TEMP_DATE&gt; menor ca &lt;valor OLD_DATE&gt;<text:line-break/> <text:s text:c="11"/>Iniciar OLD_DATE con &lt;valor TEMP_DATE&gt;<text:line-break/> <text:s text:c="7"/>Fin Se<text:line-break/> <text:s text:c="3"/>Fin Se<text:line-break/>Fin Mentres<text:line-break/><text:line-break/>Se &lt;valor OLD_DATE&gt; non é NULL<text:line-break/> <text:s text:c="3"/>Amosar: &lt;valor de OLD_DATE&gt; | grep [0-9]{4} -Po | uniq <text:line-break/>Se é NULL<text:line-break/> <text:s text:c="3"/>Amosar cadea NULL<text:line-break/>Fin Se<text:line-break/></text:p>
      <text:p text:style-name="P43"><text:bookmark-start text:name="__RefHeading___Toc1150_125651077"/>copy_mp3_files<text:span text:style-name="T90">()</text:span><text:bookmark-end text:name="__RefHeading___Toc1150_125651077"/></text:p>
      <text:p text:style-name="P5">Inicializar NDIR co contido da matriz DIR_PATH_LOCAL</text:p>
      <text:p text:style-name="P15"><text:span text:style-name="T20">Mentres C_DIR = 0 ; valor de C_DIR menor ca valor NDIRS , incrementar C_DIR</text:span><text:span text:style-name="T17"><text:line-break/></text:span><text:span text:style-name="T21">eliminar Z , DESTINY_FILES, FILE_PATH_OLD DIR_NUM_RAW<text:line-break/></text:span><text:span text:style-name="T22">inicializar DIR_NUM_RAW = <text:s/>( &lt;valor_d_dir&gt; + 1 )<text:line-break/></text:span><text:span text:style-name="T23">Mentres <text:line-break/> <text:s/>ZC_DIR = 0;<text:line-break/> <text:s/>&lt;valor de ZC_DIR&gt; menor ca ( &lt;número elementos matriz NDIRS&gt; - &lt;número elementos DIR_NUM_RAW);<text:line-break/> <text:s/></text:span><text:span text:style-name="T24">incrementar ZC_DIR;<text:line-break/><text:tab/></text:span><text:span text:style-name="T25">inicializar</text:span><text:span text:style-name="T26"> Z igual a “&lt;valor Z&gt;0”</text:span><text:span text:style-name="T27"><text:line-break/></text:span><text:span text:style-name="T28">fin Mentres<text:line-break/></text:span><text:span text:style-name="T29">Se &lt;número de elementos da matriz NDIRS&gt; menos &lt;número de elementos da matriz DIR_NUM_RAW&gt; é igual a 0 e o<text:line-break/>valor de DIR_NUM_RAW é menor ca 10</text:span></text:p>
      <text:p text:style-name="P15"><text:span text:style-name="T29"><text:tab/><text:tab/></text:span><text:span text:style-name="T30">inicializar Z igual a 0</text:span></text:p>
      <text:p text:style-name="P8"/>
      <text:p text:style-name="P15"><text:span text:style-name="T30"><text:tab/></text:span><text:span text:style-name="T31">inicializar DIR_NUM igual a “</text:span><text:span text:style-name="T32">&lt;valor Z&gt;+&lt;valor DIR_NUM_RAW&gt;”</text:span></text:p>
      <text:p text:style-name="P16"><text:span text:style-name="T32"><text:tab/><text:line-break/></text:span><text:span text:style-name="T33">Se</text:span><text:span text:style-name="T34"> </text:span><text:span text:style-name="T35">&lt;valor C_DIR&gt; menor ca &lt;valor NDIRS&gt;<text:line-break/> <text:s text:c="3"/></text:span><text:span text:style-name="T36">Inicializar DIR igual a &lt;valor DIR_PATH[&lt;valor C_DIR&gt;]&gt;<text:line-break/> <text:s text:c="3"/></text:span><text:span text:style-name="T37">Inicializar LIST_FILES_RAW = `ls “&lt;valor DIR&gt;”/*.[mM][pP]3`<text:line-break/> <text:s text:c="3"/></text:span><text:span text:style-name="T38">eliminar LIST_FILES<text:line-break/><text:line-break/> <text:s text:c="3"/>Mentres FILE en &lt;</text:span><text:span text:style-name="T39">valores matriz </text:span><text:span text:style-name="T38">de LIST_FILES_RAW</text:span><text:span text:style-name="T40">&gt;<text:line-break/> <text:s text:c="7"/>Engadir a matriz FILE_PATH_OLD valor de FILE<text:line-break/> <text:s text:c="7"/></text:span><text:span text:style-name="T41">Inicializar FILE_TITLE con `basename &lt;valor FILE&gt;`<text:line-break/> <text:s text:c="7"/>Definir FILE_TITLE con `echo &lt;valor FILE_TITLE&gt; | <text:s/>awk 'BEGIN { FS = "^[0-9._ -]*" } { print $2 }'`<text:line-break/> <text:s text:c="7"/></text:span><text:span text:style-name="T42">Se &lt;valor FILE_TITLE&gt; é igual a NULL<text:line-break/> <text:s text:c="11"/>Inicializar FILE_TITLE con 'basename &lt;valor FILE&gt;`<text:line-break/> <text:s text:c="7"/>Engadir a LIST_FILES &lt;valor FILE_TITLE&gt;<text:line-break/> <text:s text:c="3"/></text:span><text:span text:style-name="T43">Fin Mentres <text:s text:c="3"/></text:span><text:span text:style-name="T44"><text:line-break/> <text:s text:c="3"/>eliminar FILE , CF , ZF<text:line-break/> <text:s text:c="3"/></text:span><text:span text:style-name="T45">Iniciar NFILES co contido da matriz LIST_FILES<text:line-break/> <text:s text:c="3"/></text:span><text:span text:style-name="T46">Mentres<text:line-break/> <text:s text:c="5"/>CF = 0;<text:line-break/> <text:s text:c="5"/>CF menor que número elementos de LIST_FILES;<text:line-break/> <text:s text:c="5"/>Incrementar CF;<text:line-break/> <text:s text:c="7"/></text:span><text:span text:style-name="T47">Iniciar FILE_TITLE con &lt;valor matriz LIST_FILES[&lt;valor CF&gt;]</text:span><text:span text:style-name="T48">&gt;<text:line-break/> <text:s text:c="7"/>eliminar Z</text:span></text:p>
      <text:p text:style-name="P16"><text:span text:style-name="T48"><text:line-break/> <text:s text:c="7"/>Mentres<text:line-break/> <text:s text:c="9"/>Iniciar ZC a 0;<text:line-break/> <text:s text:c="9"/>&lt;valor ZC&gt; mentres sexa menor a (&lt;número elemento matriz NFILES&gt;-&lt;número elementos matriz CF&gt;);<text:line-break/> <text:s text:c="9"/></text:span><text:span text:style-name="T49">Incrementar ZC;<text:line-break/> <text:s text:c="11"/>Iniciar Z con &lt;valor Z&gt;0<text:line-break/> <text:s text:c="7"/></text:span><text:span text:style-name="T50">Fin Mentres</text:span></text:p>
      <text:p text:style-name="P10"/>
      <text:p text:style-name="P17"><text:span text:style-name="T50"><text:s text:c="25"/></text:span><text:span text:style-name="T51">Iniciar TEMP_FILE_NUM con &lt;valor Z&gt;(valor CF + 1)<text:line-break/> <text:s text:c="5"/></text:span><text:span text:style-name="T52">Se &lt;número elementos matriz TEMP_FILE_NUM&gt; maior &lt;número elementos matriz NFILES&gt;<text:line-break/> <text:s text:c="7"/></text:span><text:span text:style-name="T53">Inicializar TEMP_FILE_NUM con (&lt;valor CF&gt;+1)<text:line-break/> <text:s text:c="5"/></text:span><text:span text:style-name="T54">Inicializar FILE_NUM con &lt;valor TEMP_FILE_NUM&gt;<text:line-break/> <text:s text:c="5"/></text:span><text:span text:style-name="T55">Inicializar NEW_FILE_TITLE </text:span><text:span text:style-name="T56">con (&lt;valor DIR_NUM&gt;-</text:span><text:span text:style-name="T57">&lt;valor FILE_NUM&gt;-&lt;valor FILE_TITLE&gt;)<text:line-break/> <text:s text:c="5"/></text:span><text:span text:style-name="T58">Engadir a matriz DESTINY_FILES (“&lt;valor DESTINY_DIR&gt;/&lt;valor NEW_FILE_TITLE&gt;”)</text:span><text:span text:style-name="T46"><text:line-break/> <text:s text:c="3"/>Fin Mentres</text:span></text:p>
      <text:p text:style-name="P17"><text:span text:style-name="T40"><text:line-break/> </text:span><text:span text:style-name="T59">Eliminar FILE_TITLE, CF<text:line-break/> </text:span><text:span text:style-name="T60">Mentres<text:line-break/> <text:s text:c="2"/>CF igual a 0;<text:line-break/> <text:s text:c="2"/>&lt;valor CF&gt; menor ca &lt;número elementos FILE_PATH_OLD&gt;;<text:line-break/> <text:s text:c="2"/>Incrementar CF;<text:line-break/> <text:s text:c="6"/></text:span><text:span text:style-name="T61">cp -v “&lt;valor de FILE_PATH_OLD[&lt;valor CF&gt;]&gt;” “</text:span><text:span text:style-name="T62">&lt;valor DESTINY_FILES[&lt;valor CF&gt;]&gt;”</text:span><text:span text:style-name="T60"><text:line-break/> </text:span><text:span text:style-name="T63">Fin Mentres</text:span></text:p>
      <text:p text:style-name="P21"><text:span text:style-name="T63">F</text:span><text:span text:style-name="T17">in Mentres</text:span></text:p>
      <text:p text:style-name="P39"><text:bookmark-start text:name="__RefHeading___Toc1152_125651077"/><text:soft-page-break/><text:span text:style-name="T80">mp3_organize</text:span>()<text:bookmark-end text:name="__RefHeading___Toc1152_125651077"/></text:p>
      <text:p text:style-name="P28">Inicializar <text:span text:style-name="T82">localmente DIR_PATH_LOCAL, DIR_YEAR_LOCAL, YEAR, ORDER</text:span></text:p>
      <text:p text:style-name="P33">Inicializar <text:span text:style-name="T81">DIR_YEAR_LOCAL co contido do array DIR_YEAR</text:span></text:p>
      <text:p text:style-name="P32">Inicializar DIR_PATH_LOCAL co contido do array DIR_PATH</text:p>
      <text:p text:style-name="P31">Inicializar ORDER co valor “chronologically”</text:p>
      <text:p text:style-name="P26"><text:span text:style-name="T16">mentres </text:span><text:span text:style-name="T64">YEAR</text:span><text:span text:style-name="T16"> en </text:span><text:span text:style-name="T64">DIR_YEAR_LOCAL </text:span><text:span text:style-name="T65">facer:<text:line-break/></text:span><text:span text:style-name="T66">Se, &lt;valor_year&gt; é igual a “NULL”:<text:line-break/><text:tab/>definir ORDER coa cadea “alphabetical”</text:span></text:p>
      <text:p text:style-name="P30"><text:span text:style-name="T18">S</text:span><text:span text:style-name="T17">e non está definido o valor de ORDER:<text:line-break/>definir ORDER coa cadea “alphabetical”</text:span></text:p>
      <text:p text:style-name="P36"># Nos aseguramos de que ORDER en caso de que falte un dos valores de YEAR, sexa por orde alfabético para evitar fallos.</text:p>
      <text:p text:style-name="P29"><text:span text:style-name="T16">S</text:span><text:span text:style-name="T15">e ORDER non é igual a “NULL”:<text:line-break/></text:span><text:span text:style-name="T67">Se ORDER é igual a “chronologically”:<text:line-break/><text:tab/>Chamar a sort_int_numbers() </text:span><text:span text:style-name="T68">co parámetro DIR_YEAR_LOCAL<text:line-break/><text:tab/></text:span><text:span text:style-name="T69">Inializar COUNT = 0<text:line-break/><text:tab/></text:span><text:span text:style-name="T70">mentres C_YEAR en INDEX:<text:line-break/><text:tab/><text:tab/>definir DIR_YEAR[&lt;valor </text:span><text:span text:style-name="T71">COUNT</text:span><text:span text:style-name="T70">&gt;] con &lt;valor DIR_YEAR_LOCAL[&lt;valor<text:line-break/><text:tab/><text:tab/>C_YEAR&gt;]<text:line-break/><text:tab/><text:tab/></text:span><text:span text:style-name="T72">definir DIR_PATH[&lt;valor COUNT&gt;</text:span><text:span text:style-name="T70">] </text:span><text:span text:style-name="T73">con &lt;valor DIR_PATH_LOCAL[&lt;valor <text:tab/><text:tab/>C_YEAR&gt;]<text:line-break/><text:tab/><text:tab/></text:span><text:span text:style-name="T74">incrementar COUNT</text:span></text:p>
      <text:p text:style-name="P29"><text:span text:style-name="T74"><text:tab/></text:span><text:span text:style-name="T75">chamar a copy_mp3_files</text:span></text:p>
      <text:p text:style-name="P35">Inicializar DIRECTORIES con:<text:line-break/>Resultado de buscar con “find” tódolos arquivos .mp3 que estén aloxados baixo a raíz de &lt;ROOT&gt; , filtrando o seu resultado con “uniq” para evitar duplicidades, e logo filtrando a saída con “sort”</text:p>
      <text:p text:style-name="P24"><text:span text:style-name="T18">b</text:span><text:span text:style-name="T17">orrar COUNT</text:span></text:p>
      <text:p text:style-name="P20">Chamar <text:span text:style-name="T88">copy_mp3_files</text:span>()</text:p>
      <text:p text:style-name="P38"><text:bookmark-start text:name="__RefHeading___Toc1154_125651077"/><text:span text:style-name="T80">music_sort</text:span>()<text:bookmark-end text:name="__RefHeading___Toc1154_125651077"/></text:p>
      <text:p text:style-name="P27">Inicializar COUNT = 0</text:p>
      <text:p text:style-name="P34">Inicializar DIRECTORIES con:<text:line-break/>Resultado de buscar con “find” tódolos arquivos .mp3 que estén aloxados baixo a raíz de &lt;ROOT&gt; , filtrando o seu resultado con “uniq” para evitar duplicidades, e logo filtrando a saída con “sort”</text:p>
      <text:p text:style-name="P25"><text:span text:style-name="T15">mentres DIR en DIRECTORIES </text:span><text:span text:style-name="T65">facer:<text:line-break/>Inicializar DIR_PATH[&lt;valor_count&gt;] = </text:span><text:span text:style-name="T76">&lt;</text:span><text:span text:style-name="T77">valor DIR</text:span><text:span text:style-name="T76">&gt;</text:span><text:span text:style-name="T78"><text:line-break/></text:span><text:span text:style-name="T79">Inicializar DIR_YEAR[&lt;valor_count&gt;] = </text:span><text:span text:style-name="T77">(resultado función older_mp3 &lt;valor DIR&gt; &gt;)<text:line-break/></text:span><text:span text:style-name="T19">I</text:span><text:span text:style-name="T18">ncrementar COUNT</text:span></text:p>
      <text:p text:style-name="P23"><text:span text:style-name="T18">b</text:span><text:span text:style-name="T17">orrar COUNT</text:span></text:p>
      <text:p text:style-name="P19">Chamar mp3_organize()</text:p>
      <text:p text:style-name="P22">chamar a <text:span text:style-name="T89">music</text:span>_s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fill-image draw:name="notas" xlink:href="Pictures/1000000000000200000002D2CF6550BC87EF908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gl" fo:country="E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gl" fo:country="E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margin-top="0.42cm" fo:margin-bottom="0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3cm" fo:margin-bottom="1cm" loext:contextual-spacing="false" fo:text-indent="0cm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margin-top="0.049cm" fo:margin-bottom="0.101cm" loext:contextual-spacing="false" fo:text-indent="0cm" style:auto-text-indent="false">
        <style:tab-stops>
          <style:tab-stop style:position="16.97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101cm" loext:contextual-spacing="false" fo:text-indent="0cm" style:auto-text-indent="false">
        <style:tab-stops>
          <style:tab-stop style:position="16.4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.499cm" fo:margin-right="0cm" fo:margin-top="1cm" fo:margin-bottom="0cm" loext:contextual-spacing="false" fo:text-indent="0cm" style:auto-text-indent="false">
        <style:tab-stops>
          <style:tab-stop style:position="15.98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98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.101cm" loext:contextual-spacing="false" fo:text-indent="0cm" style:auto-text-indent="false">
        <style:tab-stops>
          <style:tab-stop style:position="15.48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Parágrafo_20_texto" style:display-name="Parágrafo texto" style:family="paragraph" style:master-page-name="">
      <style:paragraph-properties fo:margin-top="0cm" fo:margin-bottom="0.199cm" loext:contextual-spacing="false" fo:text-align="justify" style:justify-single-word="false" fo:keep-together="always" style:page-number="auto" fo:keep-with-next="always"/>
      <style:text-properties fo:font-size="10.5pt"/>
    </style:style>
    <style:style style:name="Terminal" style:family="paragraph" style:parent-style-name="Parágrafo_20_texto">
      <loext:graphic-properties draw:fill="solid" draw:fill-color="#111111" draw:fill-image-width="0cm" draw:fill-image-height="0cm"/>
      <style:paragraph-properties fo:margin-top="0.199cm" fo:margin-bottom="0.199cm" loext:contextual-spacing="false" fo:background-color="#111111" fo:padding="0.199cm" fo:border="none" style:shadow="none"/>
      <style:text-properties fo:color="#ffffff"/>
    </style:style>
    <style:style style:name="código" style:family="paragraph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1434db8"/>
    </style:style>
    <style:style style:name="MP2" style:family="paragraph" style:parent-style-name="Footer">
      <style:text-properties fo:font-size="9pt" style:font-size-asian="9pt" style:font-size-complex="9pt"/>
    </style:style>
    <style:style style:name="MP3" style:family="paragraph" style:parent-style-name="Header">
      <style:text-properties officeooo:paragraph-rsid="0156b45a"/>
    </style:style>
    <style:style style:name="MT1" style:family="text">
      <style:text-properties style:use-window-font-color="true" fo:font-size="8pt" style:text-underline-style="none" officeooo:rsid="014acca8" style:font-size-asian="8pt" style:font-size-complex="8pt"/>
    </style:style>
    <style:style style:name="MT2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-top="none" fo:border-bottom="0.06pt solid #ffffff" fo:border-left="none" fo:border-right="0.06pt solid #ffffff" fo:padding="0.049cm" style:shadow="none" fo:background-color="transparent" style:writing-mode="lr-tb" draw:fill="bitmap" draw:fill-color="#111111" draw:fill-image-name="notas" draw:opacity="100%" draw:fill-image-width="100%" draw:fill-image-height="100%" style:footnote-max-height="0cm">
        <style:background-image xlink:href="Pictures/1000000000000200000002D2CF6550BC87EF908F.png" xlink:type="simple" xlink:actuate="onLoad" style:repeat="stretch"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3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  <style:master-page style:name="Left_20_Page" style:display-name="Left Page" style:page-layout-name="Mpm4" style:next-style-name="Right_20_Page">
      <style:header>
        <text:p text:style-name="MP1"><text:a xlink:type="simple" xlink:href="#Índice de contidos1|region" text:style-name="Internet_20_link" text:visited-style-name="Visited_20_Internet_20_Link"><text:span text:style-name="MT1">Ordea música - documentación</text:span></text:a></text:p>
      </style:header>
      <style:footer>
        <text:p text:style-name="MP2"><text:page-number text:select-page="current">10</text:page-number>-<text:page-count>10</text:page-count></text:p>
      </style:footer>
    </style:master-page>
    <style:master-page style:name="Right_20_Page" style:display-name="Right Page" style:page-layout-name="Mpm5" style:next-style-name="Left_20_Page">
      <style:header>
        <text:p text:style-name="MP3"><text:tab/><text:tab/><text:a xlink:type="simple" xlink:href="#Índice de contidos1|region" text:style-name="Internet_20_link" text:visited-style-name="Visited_20_Internet_20_Link"><text:span text:style-name="MT1">Ordea música - documentación</text:span></text:a></text:p>
      </style:header>
      <style:footer>
        <text:p text:style-name="Footer"><text:tab/><text:tab/><text:span text:style-name="MT2"><text:page-number text:select-page="current">9</text:page-number></text:span><text:span text:style-name="MT2">-</text:span><text:span text:style-name="MT2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editing-cycles>1</meta:editing-cycles>
    <meta:creation-date>2015-12-14T04:27:12.992548627</meta:creation-date>
    <meta:editing-duration>P0D</meta:editing-duration>
    <dc:description>Documentación do algoritmo crea música, deseñado para ser executado en entornos GNU/Linux, e codificado en bash.</dc:description>
    <dc:subject>Documentación do script Ordea música</dc:subject>
    <dc:title>Ordea música</dc:title>
    <meta:document-statistic meta:table-count="0" meta:image-count="0" meta:object-count="0" meta:page-count="10" meta:paragraph-count="90" meta:word-count="1138" meta:character-count="8497" meta:non-whitespace-character-count="6947"/>
  </office:meta>
</office:document-meta>
</file>